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1eb8" officeooo:paragraph-rsid="00021eb8" style:font-size-asian="14pt" style:font-size-complex="16pt"/>
    </style:style>
    <style:style style:name="P2" style:family="paragraph" style:parent-style-name="Standard">
      <style:paragraph-properties fo:line-height="100%"/>
      <style:text-properties fo:font-size="16pt" officeooo:rsid="00021eb8" officeooo:paragraph-rsid="00021eb8" style:font-size-asian="14pt" style:font-size-complex="16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Which field of the Customers table is the primary key?</text:p>
      <text:p text:style-name="P1"/>
      <text:p text:style-name="P1">* The primary key is CNUM.</text:p>
      <text:p text:style-name="P1"/>
      <text:p text:style-name="P1">Q2. What is the 4<text:span text:style-name="T1">th</text:span> column of the <text:s/>Customers table?</text:p>
      <text:p text:style-name="P1"/>
      <text:p text:style-name="P1">* Rating is the <text:s/>4<text:span text:style-name="T1">th</text:span> column of the <text:s/>Customers table.</text:p>
      <text:p text:style-name="P1"/>
      <text:p text:style-name="P1">Q3. What is another word for row? For column?</text:p>
      <text:p text:style-name="P1"/>
      <text:p text:style-name="P1">* Row is also called tuple, entity.</text:p>
      <text:p text:style-name="P1">* Column is also called attribute.</text:p>
      <text:p text:style-name="P1"/>
      <text:p text:style-name="P1">Q4. Why isn’t it possible to see the first five rows of a table?</text:p>
      <text:p text:style-name="P1"/>
      <text:p text:style-name="P2">* Rows inside a table are not sequentially rows inside a table are scattered (fragmented) all over the database server harddisk. When you insert into a table wherever it finds the free space in the database server harddisk, it will store the row there .When you select from a table, the order of rows in the output will always be in ascending order of row address .When you update a row, if the row length is increasing, the row address may change (it's only in the case of varchar that row length may increase) .hence it's not possible to see the first 5 rows inserted in a table or the last 5 rows inserted in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53:30.922802917</meta:creation-date>
    <dc:date>2024-03-20T00:07:22.306505783</dc:date>
    <meta:editing-duration>PT3M41S</meta:editing-duration>
    <meta:editing-cycles>1</meta:editing-cycles>
    <meta:document-statistic meta:table-count="0" meta:image-count="0" meta:object-count="0" meta:page-count="1" meta:paragraph-count="9" meta:word-count="190" meta:character-count="985" meta:non-whitespace-character-count="801"/>
    <meta:generator>LibreOffice/7.3.7.2$Linux_X86_64 LibreOffice_project/30$Build-2</meta:generator>
  </office:meta>
</office:document-meta>
</file>